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1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chnic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ask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urce Contr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xt Pars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ve/Loa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olean for Game State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</table:table>
      <table:table table:name="Narrative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ask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racter Description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lot Outli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zzle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</table:table>
      <table:table table:name="Art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ound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2/16/2017</text:date>, <text:time>16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e Ast</meta:initial-creator>
    <meta:creation-date>2017-02-16T16:01:48</meta:creation-date>
    <dc:date>2017-02-16T16:06:41</dc:date>
    <dc:creator>Allie Ast</dc:creator>
    <meta:editing-duration>PT4M53S</meta:editing-duration>
    <meta:editing-cycles>1</meta:editing-cycles>
    <meta:document-statistic meta:table-count="4" meta:cell-count="30" meta:object-count="0"/>
    <meta:generator>OpenOffice/4.1.3$Unix OpenOffice.org_project/413m1$Build-9783</meta:generator>
  </office:meta>
</office:document-meta>
</file>